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margin-left="1.251cm" fo:margin-right="0cm" fo:text-indent="-0.635cm" style:auto-text-indent="false"/>
      <style:text-properties style:text-underline-style="none"/>
    </style:style>
    <style:style style:name="P5" style:family="paragraph" style:parent-style-name="Standard" style:list-style-name="L2">
      <style:paragraph-properties fo:margin-left="1.251cm" fo:margin-right="0cm" fo:text-indent="-0.635cm" style:auto-text-indent="false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3294329" text:style-name="L1">
        <text:list-item>
          <text:p text:style-name="P2">Principaux apport du papier :</text:p>
        </text:list-item>
      </text:list>
      <text:p text:style-name="P1"/>
      <text:p text:style-name="P3">L'approche propose deux algorithmes. Un pour réaliser une segmentation de page cohérente. Et l'autre pour extraire le contenu informatif de la page.</text:p>
      <text:list xml:id="list1834799208" text:continue-numbering="true" text:style-name="L1">
        <text:list-item>
          <text:p text:style-name="P2">Motivation :</text:p>
        </text:list-item>
      </text:list>
      <text:p text:style-name="P1"/>
      <text:p text:style-name="P3">Extraire le <text:span text:style-name="T1">contenu informatif</text:span> d'une page. Le contenu informatif d'une page est le contenu principal qui donne des informations à l'utilisateur.</text:p>
      <text:p text:style-name="P3"/>
      <text:list xml:id="list1991715306" text:continue-numbering="true" text:style-name="L1">
        <text:list-item>
          <text:p text:style-name="P2">État l'art, verrou levés :</text:p>
        </text:list-item>
      </text:list>
      <text:p text:style-name="P3">plusieurs algorithmes de segmentation :</text:p>
      <text:list xml:id="list909541694" text:style-name="L2">
        <text:list-item>
          <text:p text:style-name="P5">DOM-based Segmentation [2]</text:p>
        </text:list-item>
      </text:list>
      <text:p text:style-name="P4">tend à révéler la structure de la présentation que la structure du contenu. Mais manque de précision dans le découpage en bloc sémantique.</text:p>
      <text:list xml:id="list104247754" text:continue-numbering="true" text:style-name="L2">
        <text:list-item>
          <text:p text:style-name="P5">Location-based Segmentation [3]</text:p>
        </text:list-item>
      </text:list>
      <text:p text:style-name="P4">ne s'adapte pas à la mise en page de toutes les pages web</text:p>
      <text:list xml:id="list1682102127" text:continue-numbering="true" text:style-name="L2">
        <text:list-item>
          <text:p text:style-name="P5">Vision-based Segmentation [5], [6]</text:p>
        </text:list-item>
      </text:list>
      <text:p text:style-name="P4">Possède des inconvénients</text:p>
      <text:p text:style-name="P4"/>
      <text:p text:style-name="P4">Algorithme dépend du tag des balises</text:p>
      <text:list xml:id="list1211860367" text:continue-list="list1991715306" text:style-name="L1">
        <text:list-item>
          <text:p text:style-name="P2">Résumé de l'approche :</text:p>
        </text:list-item>
      </text:list>
      <text:p text:style-name="P1"/>
      <text:p text:style-name="P3">L'approche consiste à découper une page en <text:span text:style-name="T1">bloc sémantique</text:span><text:span text:style-name="T2">. </text:span></text:p>
      <text:p text:style-name="P3"><text:span text:style-name="T2">Amélioration de VIPS en rajoutant de nouvelle règle</text:span></text:p>
      <text:p text:style-name="P3"><text:span text:style-name="T1"/></text:p>
      <text:p text:style-name="P3"><text:span text:style-name="T1"/></text:p>
      <text:list xml:id="list505897567" text:continue-numbering="true" text:style-name="L1">
        <text:list-item>
          <text:p text:style-name="P2">Résultats intéressants :</text:p>
        </text:list-item>
        <text:list-item>
          <text:p text:style-name="P2">Intérêt d'avoir lu ce papier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1T13:20:28</meta:creation-date>
    <meta:generator>LibreOffice/3.5$Linux_x86 LibreOffice_project/350m1$Build-2</meta:generator>
    <dc:date>2014-02-11T16:02:13</dc:date>
    <dc:creator>Asus </dc:creator>
    <meta:editing-duration>PT2H39M27S</meta:editing-duration>
    <meta:editing-cycles>13</meta:editing-cycles>
    <meta:document-statistic meta:table-count="0" meta:image-count="0" meta:object-count="0" meta:page-count="1" meta:paragraph-count="18" meta:word-count="154" meta:character-count="947" meta:non-whitespace-character-count="819"/>
  </office:meta>
</office:document-meta>
</file>